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isk Assessment Policy</text:h>
      <text:p text:style-name="P1">The purpose of this policy is to highlight the ways in which I will record any risks within the setting, and how to minimise or eliminate that risk.</text:p>
      <text:p text:style-name="P1">A daily check list is completed to ensure that equipment is clean and safe for the children to use and that the setting is clean and suitable for the children to play in. During these checks if any new risks are discovered they will be put onto a risk assessment form and dealt with accordingly, to either minimise the risk or eliminate it. A complete risk assessment of the setting is completed annually, and all rooms that are accessed by children and their contents are assessed for their risk. Any items that have been gained or altered will be assessed accordingly. </text:p>
      <text:p text:style-name="P1">Equipment will be checked regularly and children will be provided with age appropriate toys at all times.</text:p>
      <text:p text:style-name="P1">A risk assessment will be completed before an outing to a new destination takes place. This will be reviewed throughout the day, eliminating risks to the children. When a downloadable risk assessment is available this will be used as a guidance. </text:p>
      <text:p text:style-name="P1">Correct adult to child ratios will be observed at all times, to ensure the best quality of supervision. </text:p>
      <text:p text:style-name="P1">Date: 07/06/2014</text:p>
      <text:p text:style-name="P1">Review Date: 07/06/2015</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6T21:26:22</meta:creation-date>
    <dc:date>2014-06-08T17:44:54</dc:date>
    <meta:editing-duration>PT13S</meta:editing-duration>
    <meta:editing-cycles>5</meta:editing-cycles>
    <meta:generator>LibreOffice/3.5$Linux_X86_64 LibreOffice_project/350m1$Build-2</meta:generator>
    <dc:creator>Ross Fenning</dc:creator>
    <meta:document-statistic meta:table-count="0" meta:image-count="0" meta:object-count="0" meta:page-count="1" meta:paragraph-count="8" meta:word-count="213" meta:character-count="1235" meta:non-whitespace-character-count="1027"/>
  </office:meta>
</office:document-meta>
</file>